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0000" draw:opacity="100%"/>
      <style:paragraph-properties fo:background-color="#000000"/>
      <style:text-properties fo:color="#ffffff" style:font-name="Chalkduster" fo:background-color="transparent"/>
    </style:style>
    <style:style style:name="P2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officeooo:paragraph-rsid="0005d971"/>
    </style:style>
    <style:style style:name="P3" style:family="paragraph" style:parent-style-name="Standard">
      <loext:graphic-properties draw:fill="solid" draw:fill-color="#000000" draw:opacity="100%"/>
      <style:paragraph-properties fo:background-color="#000000"/>
    </style:style>
    <style:style style:name="P4" style:family="paragraph" style:parent-style-name="Standard">
      <loext:graphic-properties draw:fill="solid" draw:fill-color="#000000" draw:opacity="100%"/>
      <style:paragraph-properties fo:background-color="#000000"/>
      <style:text-properties fo:color="#ffffff" style:font-name="Chalkduster" officeooo:paragraph-rsid="0005d971" fo:background-color="transparent"/>
    </style:style>
    <style:style style:name="P5" style:family="paragraph" style:parent-style-name="Standard">
      <loext:graphic-properties draw:fill="solid" draw:fill-color="#000000" draw:opacity="100%"/>
      <style:paragraph-properties fo:background-color="#000000"/>
      <style:text-properties officeooo:paragraph-rsid="0005d971"/>
    </style:style>
    <style:style style:name="T1" style:family="text">
      <style:text-properties officeooo:rsid="0005d971"/>
    </style:style>
    <style:style style:name="T2" style:family="text">
      <style:text-properties fo:color="#ffffff" style:font-name="Chalkduster" fo:font-size="16pt" fo:background-color="transparent" loext:char-shading-value="0" style:font-size-asian="16pt" style:font-size-complex="16pt"/>
    </style:style>
    <style:style style:name="T3" style:family="text">
      <style:text-properties fo:color="#ffffff" style:font-name="Chalkduster" fo:font-size="16pt" officeooo:rsid="0005d971" fo:background-color="transparent" loext:char-shading-value="0" style:font-size-asian="16pt" style:font-size-complex="16pt"/>
    </style:style>
    <style:style style:name="T4" style:family="text">
      <style:text-properties fo:color="#ffffff" style:font-name="Chalkduster" fo:background-color="transparent" loext:char-shading-value="0"/>
    </style:style>
    <style:style style:name="T5" style:family="text">
      <style:text-properties fo:color="#ffffff" style:font-name="Chalkduster" officeooo:rsid="0005d971" fo:background-color="transparent" loext:char-shading-value="0"/>
    </style:style>
    <style:style style:name="T6" style:family="text">
      <style:text-properties fo:color="#ffffff" style:font-name="Chalkduster" officeooo:rsid="0006bcab" fo:background-color="transparent" loext:char-shading-value="0"/>
    </style:style>
    <style:style style:name="T7" style:family="text">
      <style:text-properties officeooo:rsid="0006b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3">Liebe Hegenbürger, </text:span></text:p>
      <text:p text:style-name="P2"><text:span text:style-name="T3">w</text:span><text:span text:style-name="T2">illkom</text:span><text:span text:style-name="T3">m</text:span><text:span text:style-name="T2">en </text:span><text:span text:style-name="T3">zum ersten virtuellen Familientreffen!</text:span></text:p>
      <text:p text:style-name="P1"/>
      <text:p text:style-name="P3"><text:span text:style-name="T5">Da Ihr es bis hier geschafft habt, ist die erste Hürde für Eure Teilnahme</text:span><text:span text:style-name="T4"> schon erfolgreich </text:span><text:span text:style-name="T5">genommen.</text:span></text:p>
      <text:p text:style-name="P1"/>
      <text:p text:style-name="P1">Hier <text:span text:style-name="T1">sind noch ein paar nützliche Hinweise, falls Ihr noch keine Erfahrungen mit Workadventu.re habt, also der Plattform, auf der Ihr Euch befindet</text:span> (für alle Informationen <text:span text:style-name="T1">müsst Ihr</text:span> <text:span text:style-name="T1">bitte diesen Text nach unten </text:span>scrollen): </text:p>
      <text:p text:style-name="P1"/>
      <text:p text:style-name="P4">Diese virtuelle Welt funktioniert am flüssigsten mit dem Chrome (Chromium) – Browser.</text:p>
      <text:p text:style-name="P5"><text:span text:style-name="T5">Bei der Verwendung von</text:span><text:span text:style-name="T4"> Firefox </text:span><text:span text:style-name="T5">komm</text:span><text:span text:style-name="T4">t es </text:span><text:span text:style-name="T5">manchmal</text:span><text:span text:style-name="T4"> </text:span><text:span text:style-name="T5">zu </text:span><text:span text:style-name="T4">Probleme</text:span><text:span text:style-name="T5">n</text:span><text:span text:style-name="T4"> mit der WebCam.</text:span></text:p>
      <text:p text:style-name="P1"/>
      <text:p text:style-name="P1">Ihr müsst dem Browser erlauben auf Eurer Mikrofon und die Kamera zuzugreifen.</text:p>
      <text:p text:style-name="P1"/>
      <text:p text:style-name="P1">Wenn Ihr Euch unten rechts im Browser selbst seht, dann funk<text:span text:style-name="T1">t</text:span>ioniert Eure Kamera erfolgreich.</text:p>
      <text:p text:style-name="P1"/>
      <text:p text:style-name="P3"><text:span text:style-name="T4">Bitte verwendet Euren richtigen Namen, damit </text:span><text:span text:style-name="T5">jeder weiß</text:span><text:span text:style-name="T4">, wer Ihr seid. Den Namen k</text:span><text:span text:style-name="T5">ö</text:span><text:span text:style-name="T4">nn</text:span><text:span text:style-name="T5">t</text:span><text:span text:style-name="T4"> </text:span><text:span text:style-name="T5">Ihr</text:span><text:span text:style-name="T4"> ändern, indem </text:span><text:span text:style-name="T5">Ihr</text:span><text:span text:style-name="T4"> oben </text:span><text:span text:style-name="T5">im Browerfenster </text:span><text:span text:style-name="T4">auf das „Burger-Symb</text:span><text:span text:style-name="T5">o</text:span><text:span text:style-name="T4">l“ (3-Striche) klickt und dann „Edit Name“ </text:span><text:span text:style-name="T5">an</text:span><text:span text:style-name="T4">klickt.</text:span></text:p>
      <text:p text:style-name="P1"/>
      <text:p text:style-name="P3"><text:span text:style-name="T4">In der virtuellen Welt bewegt man sich, </text:span><text:span text:style-name="T5">d.h. seinen Avatar,</text:span><text:span text:style-name="T4"> mit den Pfeiltasten </text:span><text:span text:style-name="T5">der Tastatur</text:span><text:span text:style-name="T4">. Wenn </text:span><text:span text:style-name="T5">Du</text:span><text:span text:style-name="T4"> jemandem begegne</text:span><text:span text:style-name="T5">s</text:span><text:span text:style-name="T4">t und </text:span><text:span text:style-name="T5">D</text:span><text:span text:style-name="T4">ich ihm näher</text:span><text:span text:style-name="T5">s</text:span><text:span text:style-name="T4">t, </text:span><text:span text:style-name="T5">werden die WebCams gegenseitig eingeblendet und</text:span><text:span text:style-name="T4"> man </text:span><text:span text:style-name="T5">kann miteinander</text:span><text:span text:style-name="T4"> sprechen.</text:span></text:p>
      <text:p text:style-name="P1"/>
      <text:p text:style-name="P1">Darüber hinaus gibt es in der vir<text:span text:style-name="T1">t</text:span>uellen Welt Meetingräume. <text:span text:style-name="T7">Hier können sich mehrere Personen zusammenfinden. </text:span>Meetingräume <text:span text:style-name="T7">befinden sich</text:span> an den 3 Tischen auf der Terasse neben dem Kamin. <text:span text:style-name="T7">Anders als bei dem direkten Treffen einer Person wird e</text:span>in Meetingraum von rechts <text:span text:style-name="T7">in das Browser-Fenster </text:span>eingeblendet. (<text:span text:style-name="T7">An dieser Stelle biitte etwas Geduld haben, denn abhängig vom Browser und Rechner, </text:span>kann <text:span text:style-name="T7">es </text:span>einen Mom<text:span text:style-name="T7">e</text:span>nt dauern, <text:span text:style-name="T7">bis sich das Fenster öffnet</text:span>).</text:p>
      <text:p text:style-name="P1"/>
      <text:p text:style-name="P1">Des Weiteren sind ein paar Videos auf der Karte „versteckt“. Videos starten je anch den Sicherheitseinstellungen Eures Browsers automatisch. Sollte das Video nicht automatisch starten, bitte mittels Play-Button oder „Space“-Taste starten. Um sich weiter zu bewegen einmal in das Spielfeld klicken.</text:p>
      <text:p text:style-name="P1"/>
      <text:p text:style-name="P3"><text:span text:style-name="T4">Begebe Dich jetzt durch das Gartentor auf die </text:span><text:span text:style-name="T6">r</text:span><text:span text:style-name="T4">ote Blume und los geht’s </text:span><text:span text:style-name="T6">wie bei Alice im Wunderland</text:span><text:span text:style-name="T4">!</text:span></text:p>
      <text:p text:style-name="P1"/>
      <text:p text:style-name="P3"><text:span text:style-name="T6">Bis gleich und v</text:span><text:span text:style-name="T4">iel Spa</text:span><text:span text:style-name="T6">ß,</text:span></text:p>
      <text:p text:style-name="P1"><text:span text:style-name="T7">Euer Hegenbürger-Orga-Team (Monika, </text:span>Thomas, <text:span text:style-name="T7">Volker, Christia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.508cm" fo:margin-right="0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Wittpahl</meta:initial-creator>
    <meta:creation-date>2021-01-16T21:43:28</meta:creation-date>
    <dc:date>2021-02-03T20:39:37.759861069</dc:date>
    <meta:editing-duration>PT20H22M49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310" meta:character-count="2079" meta:non-whitespace-character-count="1781"/>
  </office:meta>
</office:document-meta>
</file>